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ue Clues:</text:p>
      <text:list xml:id="list1372300004002601483" text:style-name="L1">
        <text:list-item>
          <text:p text:style-name="P1">Envelope -7-</text:p>
        </text:list-item>
        <text:list-item>
          <text:p text:style-name="P1">Body - 8-</text:p>
        </text:list-item>
        <text:list-item>
          <text:p text:style-name="P1">Hand-7-</text:p>
        </text:list-item>
        <text:list-item>
          <text:p text:style-name="P1">Award-8-</text:p>
        </text:list-item>
        <text:list-item>
          <text:p text:style-name="P1">Binder-8-</text:p>
        </text:list-item>
        <text:list-item>
          <text:p text:style-name="P1">BookAnthrax-7-</text:p>
        </text:list-item>
        <text:list-item>
          <text:p text:style-name="P1">BoomBox-8-</text:p>
        </text:list-item>
        <text:list-item>
          <text:p text:style-name="P1">CD-8-</text:p>
        </text:list-item>
        <text:list-item>
          <text:p text:style-name="P1">DadPic-8-</text:p>
        </text:list-item>
        <text:list-item>
          <text:p text:style-name="P1">Gun-6-</text:p>
        </text:list-item>
        <text:list-item>
          <text:p text:style-name="P1">Head-8-</text:p>
        </text:list-item>
        <text:list-item>
          <text:p text:style-name="P1">Letter-8-</text:p>
        </text:list-item>
        <text:list-item>
          <text:p text:style-name="P1">Map-7-</text:p>
        </text:list-item>
        <text:list-item>
          <text:p text:style-name="P1">PictureLeft-9-</text:p>
        </text:list-item>
        <text:list-item>
          <text:p text:style-name="P1">PictureRight-9-</text:p>
        </text:list-item>
        <text:list-item>
          <text:p text:style-name="P1">Statue-7-</text:p>
        </text:list-item>
        <text:list-item>
          <text:p text:style-name="P1">Stone-7-</text:p>
        </text:list-item>
        <text:list-item>
          <text:p text:style-name="P1">Ticket_Lisa-8-</text:p>
        </text:list-item>
        <text:list-item>
          <text:p text:style-name="P1">Ticket_Fareed-8-</text:p>
        </text:list-item>
        <text:list-item>
          <text:p text:style-name="P1">Tiger-6-</text:p>
        </text:list-item>
        <text:list-item>
          <text:p text:style-name="P1">WallPic-8-160</text:p>
        </text:list-item>
        <text:list-item>
          <text:p text:style-name="P1">Dad1-9-</text:p>
        </text:list-item>
        <text:list-item>
          <text:p text:style-name="P1">Dad2-9-</text:p>
        </text:list-item>
        <text:list-item>
          <text:p text:style-name="P1">Fareed1-8-</text:p>
        </text:list-item>
        <text:list-item>
          <text:p text:style-name="P1">Fareed2-8-</text:p>
        </text:list-item>
        <text:list-item>
          <text:p text:style-name="P1">Fareed3-8-</text:p>
        </text:list-item>
        <text:list-item>
          <text:p text:style-name="P1">Stacy1-8-</text:p>
        </text:list-item>
        <text:list-item>
          <text:p text:style-name="P1">Stacy2-8-</text:p>
        </text:list-item>
      </text:list>
      <text:p text:style-name="Standard">---------------218</text:p>
      <text:p text:style-name="Standard">False Clues:</text:p>
      <text:list xml:id="list3901259776143433234" text:style-name="L2">
        <text:list-item>
          <text:p text:style-name="P2">BookCase</text:p>
        </text:list-item>
        <text:list-item>
          <text:p text:style-name="P2">Broom</text:p>
        </text:list-item>
        <text:list-item>
          <text:p text:style-name="P2">Clock</text:p>
        </text:list-item>
        <text:list-item>
          <text:p text:style-name="P2">Couchbook</text:p>
        </text:list-item>
        <text:list-item>
          <text:p text:style-name="P2">CupLook</text:p>
        </text:list-item>
        <text:list-item>
          <text:p text:style-name="P2">Fork</text:p>
        </text:list-item>
        <text:list-item>
          <text:p text:style-name="P2">Globe</text:p>
        </text:list-item>
        <text:list-item>
          <text:p text:style-name="P2">Logholder</text:p>
        </text:list-item>
        <text:list-item>
          <text:p text:style-name="P2">Log</text:p>
        </text:list-item>
        <text:list-item>
          <text:p text:style-name="P2">Pick</text:p>
        </text:list-item>
        <text:list-item>
          <text:p text:style-name="P2">RTPaper1</text:p>
        </text:list-item>
        <text:list-item>
          <text:p text:style-name="P2">RTPaper2</text:p>
        </text:list-item>
        <text:list-item>
          <text:p text:style-name="P2">Shovel</text:p>
        </text:list-item>
        <text:list-item>
          <text:p text:style-name="P2">Winebottle</text:p>
        </text:list-item>
        <text:list-item>
          <text:p text:style-name="P2">WineGlassE</text:p>
        </text:list-item>
        <text:list-item>
          <text:p text:style-name="P2">WineGlassF</text:p>
        </text:list-item>
      </text:list>
      <text:p text:style-name="Standard">--------------------160</text:p>
      <text:p text:style-name="Standard"/>
      <text:p text:style-name="Standard"><text:soft-page-break/>If user gets below 40, then user loses, show clip of player being escorted off the premises for snooping</text:p>
      <text:p text:style-name="Standard"/>
      <text:p text:style-name="Standard">70 points <text:s/></text:p>
      <text:p text:style-name="Standard">30 points – allow user three major screw ups</text:p>
      <text:p text:style-name="Standard"/>
      <text:p text:style-name="Standard">Obtaining a item that is a clue is 5 points</text:p>
      <text:p text:style-name="Standard">140(5*28) </text:p>
      <text:p text:style-name="Standard"/>
      <text:p text:style-name="Standard">If user writes item, but doesn't toggle all the clues then they get 5 points for items</text:p>
      <text:p text:style-name="Standard">and 1 for each corrected toggle/non toggle clue and -1 for each incorrected toggle/non toggle c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01T09:16:50.42</meta:creation-date>
    <dc:date>2019-07-01T11:59:10.05</dc:date>
    <meta:editing-duration>PT2H26M54S</meta:editing-duration>
    <meta:editing-cycles>28</meta:editing-cycles>
    <meta:generator>OpenOffice/4.1.6$Win32 OpenOffice.org_project/416m1$Build-9790</meta:generator>
    <meta:document-statistic meta:table-count="0" meta:image-count="0" meta:object-count="0" meta:page-count="2" meta:paragraph-count="55" meta:word-count="162" meta:character-count="931"/>
  </office:meta>
</office:document-meta>
</file>